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C7000000C61B8A0463F0C512ED.png" manifest:media-type="image/png"/>
  <manifest:file-entry manifest:full-path="Pictures/10009BD70000149E00001476E1A5D1EBD93C6198.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692cm" fo:min-width="3.741cm" fo:padding-top="0.095cm" fo:padding-bottom="0.095cm" fo:padding-left="0.22cm" fo:padding-right="0.22cm" fo:wrap-option="no-wrap" draw:shadow="hidden" draw:shadow-offset-x="0.2cm" draw:shadow-offset-y="0.2cm" draw:shadow-color="#808080"/>
    </style:style>
    <style:style style:name="gr48"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graphic-properties draw:stroke="none" svg:stroke-color="#000000" draw:fill="none" draw:fill-color="#ffffff" fo:min-height="0.712cm"/>
    </style:style>
    <style:style style:name="gr61"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2">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2">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8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81"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graphic-properties draw:stroke="none" svg:stroke-color="#000000" draw:fill="none" draw:fill-color="#ffffff" fo:min-height="1.25cm"/>
    </style:style>
    <style:style style:name="gr126"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graphic-properties draw:stroke="none" svg:stroke-color="#000000" draw:fill="none" draw:fill-color="#ffffff" fo:min-height="0.65cm"/>
    </style:style>
    <style:style style:name="gr181"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graphic-properties draw:stroke="none" svg:stroke-color="#000000" draw:fill="none" draw:fill-color="#ffffff" fo:min-height="0.489cm"/>
    </style:style>
    <style:style style:name="gr194"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objectwithoutfill">
      <style:graphic-properties draw:marker-end="Arrow" draw:marker-end-width="0.3cm" draw:fill="none" draw:textarea-vertical-align="middle"/>
    </style:style>
    <style:style style:name="gr249" style:family="graphic" style:parent-style-name="objectwithoutfill">
      <style:graphic-properties draw:fill="none" draw:textarea-vertical-align="middle"/>
    </style:style>
    <style:style style:name="gr25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51" style:family="graphic" style:parent-style-name="standard">
      <style:graphic-properties draw:stroke="none" svg:stroke-color="#000000" draw:fill="none" draw:fill-color="#ffffff" fo:min-height="0.75cm"/>
    </style:style>
    <style:style style:name="P1"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style:paragraph-properties fo:margin-left="0cm" fo:margin-right="0cm" fo:margin-top="0cm" fo:margin-bottom="0cm" fo:line-height="100%" fo:text-align="center" fo:text-indent="0cm"/>
    </style:style>
    <style:style style:name="P8"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9"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style:text-properties fo:font-weight="normal" style:font-weight-asian="normal" style:font-weight-complex="normal"/>
    </style:style>
    <style:style style:name="P14" style:family="paragraph">
      <loext:graphic-properties draw:fill="none" draw:fill-color="#ffffff"/>
      <style:text-properties fo:font-weight="normal" style:font-weight-asian="normal" style:font-weight-complex="normal"/>
    </style:style>
    <style:style style:name="P15"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 style:family="paragraph">
      <loext:graphic-properties draw:fill="none" draw:fill-color="#ffffff"/>
    </style:style>
    <style:style style:name="P19" style:family="paragraph">
      <loext:graphic-properties draw:fill="none"/>
      <style:paragraph-properties fo:text-align="center"/>
    </style:style>
    <style:style style:name="P20" style:family="paragraph">
      <style:paragraph-properties fo:text-align="center"/>
    </style:style>
    <style:style style:name="T1" style:family="text">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T2"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1" draw:text-style-name="P1" draw:layer="layout" svg:width="0.621cm" svg:height="0.489cm" svg:x="5.478cm" svg:y="8.66cm" svg:viewBox="0 0 622 490" svg:d="M0 490c155 0 622-131 622-261 0-131-226-229-339-229 0 98-283 359-283 490z">
            <text:p/>
          </draw:path>
          <draw:g>
            <draw:polygon draw:style-name="gr2" draw:text-style-name="P2" draw:layer="layout" svg:width="1.695cm" svg:height="2.286cm" svg:x="3.783cm" svg:y="6.863cm" svg:viewBox="0 0 1696 2287" draw:points="0,1307 0,0 1696,980 1696,2287">
              <text:p/>
            </draw:polygon>
            <draw:line draw:style-name="gr3" draw:text-style-name="P3" draw:layer="layout" svg:x1="3.783cm" svg:y1="7.843cm" svg:x2="5.479cm" svg:y2="8.823cm">
              <text:p/>
            </draw:line>
            <draw:line draw:style-name="gr4" draw:text-style-name="P3" draw:layer="layout" svg:x1="3.783cm" svg:y1="7.517cm" svg:x2="5.479cm" svg:y2="8.497cm">
              <text:p/>
            </draw:line>
            <draw:line draw:style-name="gr5" draw:text-style-name="P3" draw:layer="layout" svg:x1="3.783cm" svg:y1="7.19cm" svg:x2="5.479cm" svg:y2="8.17cm">
              <text:p/>
            </draw:line>
            <draw:line draw:style-name="gr6" draw:text-style-name="P3" draw:layer="layout" svg:x1="4.348cm" svg:y1="7.843cm" svg:x2="4.348cm" svg:y2="8.17cm">
              <text:p/>
            </draw:line>
            <draw:line draw:style-name="gr7" draw:text-style-name="P3" draw:layer="layout" svg:x1="4.913cm" svg:y1="7.517cm" svg:x2="4.913cm" svg:y2="7.844cm">
              <text:p/>
            </draw:line>
            <draw:line draw:style-name="gr8" draw:text-style-name="P3" draw:layer="layout" svg:x1="5.196cm" svg:y1="8.66cm" svg:x2="5.196cm" svg:y2="8.987cm">
              <text:p/>
            </draw:line>
            <draw:line draw:style-name="gr9" draw:text-style-name="P3" draw:layer="layout" svg:x1="4.631cm" svg:y1="8.333cm" svg:x2="4.631cm" svg:y2="8.66cm">
              <text:p/>
            </draw:line>
            <draw:line draw:style-name="gr10" draw:text-style-name="P3" draw:layer="layout" svg:x1="4.066cm" svg:y1="8.007cm" svg:x2="4.066cm" svg:y2="8.334cm">
              <text:p/>
            </draw:line>
            <draw:line draw:style-name="gr11" draw:text-style-name="P3" draw:layer="layout" svg:x1="4.348cm" svg:y1="7.19cm" svg:x2="4.348cm" svg:y2="7.517cm">
              <text:p/>
            </draw:line>
            <draw:line draw:style-name="gr12" draw:text-style-name="P3" draw:layer="layout" svg:x1="4.631cm" svg:y1="7.68cm" svg:x2="4.631cm" svg:y2="8.007cm">
              <text:p/>
            </draw:line>
            <draw:line draw:style-name="gr13" draw:text-style-name="P3" draw:layer="layout" svg:x1="4.913cm" svg:y1="8.17cm" svg:x2="4.913cm" svg:y2="8.497cm">
              <text:p/>
            </draw:line>
            <draw:line draw:style-name="gr14" draw:text-style-name="P3" draw:layer="layout" svg:x1="5.196cm" svg:y1="8.007cm" svg:x2="5.196cm" svg:y2="8.334cm">
              <text:p/>
            </draw:line>
            <draw:line draw:style-name="gr15" draw:text-style-name="P3" draw:layer="layout" svg:x1="4.066cm" svg:y1="7.353cm" svg:x2="4.066cm" svg:y2="7.68cm">
              <text:p/>
            </draw:line>
            <draw:polygon draw:style-name="gr16" draw:text-style-name="P4" draw:layer="layout" svg:width="0.282cm" svg:height="1.469cm" svg:x="5.478cm" svg:y="7.68cm" svg:viewBox="0 0 283 1470" draw:points="0,1470 0,163 283,0 283,1307">
              <text:p/>
            </draw:polygon>
            <draw:polygon draw:style-name="gr17" draw:text-style-name="P5" draw:layer="layout" svg:width="1.977cm" svg:height="1.142cm" svg:x="3.783cm" svg:y="6.7cm" svg:viewBox="0 0 1978 1143" draw:points="1696,1143 0,163 283,0 1978,980">
              <text:p/>
            </draw:polygon>
            <draw:line draw:style-name="gr18" draw:text-style-name="P3" draw:layer="layout" svg:x1="4.913cm" svg:y1="7.516cm" svg:x2="5.196cm" svg:y2="7.353cm">
              <text:p/>
            </draw:line>
            <draw:line draw:style-name="gr19" draw:text-style-name="P3" draw:layer="layout" svg:x1="5.478cm" svg:y1="8.17cm" svg:x2="5.761cm" svg:y2="8.007cm">
              <text:p/>
            </draw:line>
            <draw:line draw:style-name="gr20" draw:text-style-name="P3" draw:layer="layout" svg:x1="5.478cm" svg:y1="8.496cm" svg:x2="5.761cm" svg:y2="8.333cm">
              <text:p/>
            </draw:line>
            <draw:line draw:style-name="gr21" draw:text-style-name="P3" draw:layer="layout" svg:x1="5.478cm" svg:y1="8.823cm" svg:x2="5.761cm" svg:y2="8.66cm">
              <text:p/>
            </draw:line>
            <draw:line draw:style-name="gr22" draw:text-style-name="P3" draw:layer="layout" svg:x1="4.348cm" svg:y1="7.19cm" svg:x2="4.631cm" svg:y2="7.027cm">
              <text:p/>
            </draw:line>
            <draw:polygon draw:style-name="gr23" draw:text-style-name="P6" draw:layer="layout" svg:width="1.977cm" svg:height="2.449cm" svg:x="3.783cm" svg:y="6.7cm" svg:viewBox="0 0 1978 2450" draw:points="283,0 1978,980 1978,2287 1696,2450 0,1470 0,163">
              <text:p/>
            </draw:polygon>
          </draw:g>
        </draw:g>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24" draw:text-style-name="P1" draw:layer="layout" svg:width="0.621cm" svg:height="0.489cm" svg:x="17.278cm" svg:y="13.21cm" svg:viewBox="0 0 622 490" svg:d="M0 490c155 0 622-131 622-261 0-131-226-229-339-229 0 98-283 359-283 490z">
            <text:p/>
          </draw:path>
          <draw:g>
            <draw:polygon draw:style-name="gr25" draw:text-style-name="P2" draw:layer="layout" svg:width="1.695cm" svg:height="2.286cm" svg:x="15.583cm" svg:y="11.413cm" svg:viewBox="0 0 1696 2287" draw:points="0,1307 0,0 1696,980 1696,2287">
              <text:p/>
            </draw:polygon>
            <draw:line draw:style-name="gr26" draw:text-style-name="P3" draw:layer="layout" svg:x1="15.583cm" svg:y1="12.393cm" svg:x2="17.279cm" svg:y2="13.373cm">
              <text:p/>
            </draw:line>
            <draw:line draw:style-name="gr27" draw:text-style-name="P3" draw:layer="layout" svg:x1="15.583cm" svg:y1="12.067cm" svg:x2="17.279cm" svg:y2="13.047cm">
              <text:p/>
            </draw:line>
            <draw:line draw:style-name="gr28" draw:text-style-name="P3" draw:layer="layout" svg:x1="15.583cm" svg:y1="11.74cm" svg:x2="17.279cm" svg:y2="12.72cm">
              <text:p/>
            </draw:line>
            <draw:line draw:style-name="gr29" draw:text-style-name="P3" draw:layer="layout" svg:x1="16.148cm" svg:y1="12.393cm" svg:x2="16.148cm" svg:y2="12.72cm">
              <text:p/>
            </draw:line>
            <draw:line draw:style-name="gr30" draw:text-style-name="P3" draw:layer="layout" svg:x1="16.713cm" svg:y1="12.067cm" svg:x2="16.713cm" svg:y2="12.394cm">
              <text:p/>
            </draw:line>
            <draw:line draw:style-name="gr31" draw:text-style-name="P3" draw:layer="layout" svg:x1="16.996cm" svg:y1="13.21cm" svg:x2="16.996cm" svg:y2="13.537cm">
              <text:p/>
            </draw:line>
            <draw:line draw:style-name="gr32" draw:text-style-name="P3" draw:layer="layout" svg:x1="16.431cm" svg:y1="12.883cm" svg:x2="16.431cm" svg:y2="13.21cm">
              <text:p/>
            </draw:line>
            <draw:line draw:style-name="gr33" draw:text-style-name="P3" draw:layer="layout" svg:x1="15.866cm" svg:y1="12.557cm" svg:x2="15.866cm" svg:y2="12.884cm">
              <text:p/>
            </draw:line>
            <draw:line draw:style-name="gr34" draw:text-style-name="P3" draw:layer="layout" svg:x1="16.148cm" svg:y1="11.74cm" svg:x2="16.148cm" svg:y2="12.067cm">
              <text:p/>
            </draw:line>
            <draw:line draw:style-name="gr35" draw:text-style-name="P3" draw:layer="layout" svg:x1="16.431cm" svg:y1="12.23cm" svg:x2="16.431cm" svg:y2="12.557cm">
              <text:p/>
            </draw:line>
            <draw:line draw:style-name="gr36" draw:text-style-name="P3" draw:layer="layout" svg:x1="16.713cm" svg:y1="12.72cm" svg:x2="16.713cm" svg:y2="13.047cm">
              <text:p/>
            </draw:line>
            <draw:line draw:style-name="gr37" draw:text-style-name="P3" draw:layer="layout" svg:x1="16.996cm" svg:y1="12.557cm" svg:x2="16.996cm" svg:y2="12.884cm">
              <text:p/>
            </draw:line>
            <draw:line draw:style-name="gr38" draw:text-style-name="P3" draw:layer="layout" svg:x1="15.866cm" svg:y1="11.903cm" svg:x2="15.866cm" svg:y2="12.23cm">
              <text:p/>
            </draw:line>
            <draw:polygon draw:style-name="gr39" draw:text-style-name="P4" draw:layer="layout" svg:width="0.282cm" svg:height="1.469cm" svg:x="17.278cm" svg:y="12.23cm" svg:viewBox="0 0 283 1470" draw:points="0,1470 0,163 283,0 283,1307">
              <text:p/>
            </draw:polygon>
            <draw:polygon draw:style-name="gr40" draw:text-style-name="P5" draw:layer="layout" svg:width="1.977cm" svg:height="1.142cm" svg:x="15.583cm" svg:y="11.25cm" svg:viewBox="0 0 1978 1143" draw:points="1696,1143 0,163 283,0 1978,980">
              <text:p/>
            </draw:polygon>
            <draw:line draw:style-name="gr41" draw:text-style-name="P3" draw:layer="layout" svg:x1="16.713cm" svg:y1="12.066cm" svg:x2="16.996cm" svg:y2="11.903cm">
              <text:p/>
            </draw:line>
            <draw:line draw:style-name="gr42" draw:text-style-name="P3" draw:layer="layout" svg:x1="17.278cm" svg:y1="12.72cm" svg:x2="17.561cm" svg:y2="12.557cm">
              <text:p/>
            </draw:line>
            <draw:line draw:style-name="gr43" draw:text-style-name="P3" draw:layer="layout" svg:x1="17.278cm" svg:y1="13.046cm" svg:x2="17.561cm" svg:y2="12.883cm">
              <text:p/>
            </draw:line>
            <draw:line draw:style-name="gr44" draw:text-style-name="P3" draw:layer="layout" svg:x1="17.278cm" svg:y1="13.373cm" svg:x2="17.561cm" svg:y2="13.21cm">
              <text:p/>
            </draw:line>
            <draw:line draw:style-name="gr45" draw:text-style-name="P3" draw:layer="layout" svg:x1="16.148cm" svg:y1="11.74cm" svg:x2="16.431cm" svg:y2="11.577cm">
              <text:p/>
            </draw:line>
            <draw:polygon draw:style-name="gr46" draw:text-style-name="P6" draw:layer="layout" svg:width="1.977cm" svg:height="2.449cm" svg:x="15.583cm" svg:y="11.25cm" svg:viewBox="0 0 1978 2450" draw:points="283,0 1978,980 1978,2287 1696,2450 0,1470 0,163">
              <text:p/>
            </draw:polygon>
          </draw:g>
        </draw:g>
        <draw:custom-shape draw:style-name="gr47" draw:text-style-name="P8" draw:layer="layout" svg:width="6.4cm" svg:height="2.9cm" svg:x="1.7cm" svg:y="1.4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7"><text:span text:style-name="T1">SUSE Customer Cent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48" draw:text-style-name="P1" draw:layer="layout" svg:width="2.015cm" svg:height="1.375cm" svg:x="4.284cm" svg:y="14.211cm" svg:viewBox="0 0 2016 1376" svg:d="M0 1376c571 0 1466-434 1851-721 386-286 0-655-194-655z">
            <text:p/>
          </draw:path>
          <draw:g>
            <draw:polygon draw:style-name="gr49" draw:text-style-name="P9" draw:layer="layout" svg:width="1.169cm" svg:height="3.406cm" svg:x="3.114cm" svg:y="12.18cm" svg:viewBox="0 0 1170 3407" draw:points="0,2621 0,0 1170,786 1170,3407">
              <text:p/>
            </draw:polygon>
            <draw:polygon draw:style-name="gr50" draw:text-style-name="P10" draw:layer="layout" svg:width="1.656cm" svg:height="3.734cm" svg:x="4.284cm" svg:y="11.852cm" svg:viewBox="0 0 1657 3735" draw:points="0,3735 0,1114 1657,0 1657,2621">
              <text:p/>
            </draw:polygon>
            <draw:polygon draw:style-name="gr51" draw:text-style-name="P11" draw:layer="layout" svg:width="2.826cm" svg:height="1.899cm" svg:x="3.114cm" svg:y="11.066cm" svg:viewBox="0 0 2827 1900" draw:points="1170,1900 0,1114 1657,0 2827,786">
              <text:p/>
            </draw:polygon>
            <draw:polygon draw:style-name="gr52" draw:text-style-name="P6" draw:layer="layout" svg:width="2.826cm" svg:height="4.52cm" svg:x="3.114cm" svg:y="11.066cm" svg:viewBox="0 0 2827 4521" draw:points="0,3735 0,1114 1657,0 2827,786 2827,3407 1170,4521">
              <text:p/>
            </draw:polygon>
            <draw:line draw:style-name="gr53" draw:text-style-name="P3" draw:layer="layout" svg:x1="4.089cm" svg:y1="14.932cm" svg:x2="3.309cm" svg:y2="14.408cm">
              <text:p/>
            </draw:line>
            <draw:line draw:style-name="gr54" draw:text-style-name="P3" draw:layer="layout" svg:x1="4.089cm" svg:y1="15.194cm" svg:x2="3.309cm" svg:y2="14.67cm">
              <text:p/>
            </draw:line>
            <draw:line draw:style-name="gr55" draw:text-style-name="P3" draw:layer="layout" svg:x1="4.089cm" svg:y1="15.063cm" svg:x2="3.309cm" svg:y2="14.539cm">
              <text:p/>
            </draw:line>
            <draw:polyline draw:style-name="gr56" draw:text-style-name="P3" draw:layer="layout" svg:width="0.973cm" svg:height="0.785cm" svg:x="3.211cm" svg:y="12.573cm" svg:viewBox="0 0 974 786" draw:points="974,786 0,131 0,0">
              <text:p/>
            </draw:polyline>
            <draw:polyline draw:style-name="gr57" draw:text-style-name="P3" draw:layer="layout" svg:width="0.956cm" svg:height="0.788cm" svg:x="3.228cm" svg:y="12.57cm" svg:viewBox="0 0 957 789" draw:points="957,789 957,658 0,0">
              <text:p/>
            </draw:polyline>
            <draw:polygon draw:style-name="gr58" draw:text-style-name="P12" draw:layer="layout" svg:width="0.113cm" svg:height="0.23cm" svg:x="3.572cm" svg:y="13.881cm" svg:viewBox="0 0 114 231" draw:points="0,154 0,0 114,77 114,231">
              <text:p/>
            </draw:polygon>
            <draw:line draw:style-name="gr59" draw:text-style-name="P3" draw:layer="layout" svg:x1="4.089cm" svg:y1="14.801cm" svg:x2="3.309cm" svg:y2="14.277cm">
              <text:p/>
            </draw:line>
          </draw:g>
          <draw:frame draw:style-name="gr60" draw:text-style-name="P14" draw:layer="layout" svg:width="5cm" svg:height="0.962cm" svg:x="2.2cm" svg:y="16.027cm">
            <draw:text-box>
              <text:p text:style-name="P13"><text:span text:style-name="T2">SUSE Manager</text:span></text:p>
            </draw:text-box>
          </draw:frame>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61" draw:text-style-name="P1" draw:layer="layout" svg:width="0.351cm" svg:height="0.305cm" svg:x="16.648cm" svg:y="18.963cm" svg:viewBox="0 0 352 306" svg:d="M0 306c88 0 352-101 352-178s-8-128-96-128c0 76-257 76-256 306z">
              <text:p/>
            </draw:path>
            <draw:g>
              <draw:polygon draw:style-name="gr62" draw:text-style-name="P9" draw:layer="layout" svg:width="0.16cm" svg:height="0.255cm" svg:x="16.518cm" svg:y="19.014cm" svg:viewBox="0 0 161 256" draw:points="0,153 32,0 161,102 129,256">
                <text:p/>
              </draw:polygon>
              <draw:polygon draw:style-name="gr63" draw:text-style-name="P11" draw:layer="layout" svg:width="0.353cm" svg:height="0.28cm" svg:x="16.55cm" svg:y="18.836cm" svg:viewBox="0 0 354 281" draw:points="0,179 64,102 161,25 225,0 354,102 289,128 193,205 129,281">
                <text:p/>
              </draw:polygon>
              <draw:path draw:style-name="gr64" draw:text-style-name="P15" draw:layer="layout" svg:width="0.288cm" svg:height="0.331cm" svg:x="16.646cm" svg:y="18.937cm" svg:viewBox="0 0 289 332" svg:d="M289 102c0-153-64-102-128-51-65 51-129 51-161 281 0 0 129-102 289-230z">
                <text:p/>
              </draw:path>
              <draw:path draw:style-name="gr65" draw:text-style-name="P6" draw:layer="layout" svg:width="0.417cm" svg:height="0.433cm" svg:x="16.518cm" svg:y="18.836cm" svg:viewBox="0 0 418 434" svg:d="M257 0c-64 25-64 25-128 76-33 26-97 52-129 256 64 51 64 51 129 102 36-23 225-178 289-229 0-129-64-129-161-205z">
                <text:p/>
              </draw:path>
            </draw:g>
          </draw:g>
          <draw:g>
            <draw:path draw:style-name="gr66" draw:text-style-name="P1" draw:layer="layout" svg:width="0.577cm" svg:height="0.612cm" svg:x="16.357cm" svg:y="17.737cm" svg:viewBox="0 0 578 613" svg:d="M2 613c88 0 576-26 576-256 0-229-167-357-256-357 0 76-352 51-320 613z">
              <text:p/>
            </draw:path>
            <draw:g>
              <draw:polygon draw:style-name="gr67" draw:text-style-name="P9" draw:layer="layout" svg:width="0.32cm" svg:height="0.356cm" svg:x="16.036cm" svg:y="17.992cm" svg:viewBox="0 0 321 357" draw:points="0,102 0,0 321,256 321,357">
                <text:p/>
              </draw:polygon>
              <draw:polygon draw:style-name="gr68" draw:text-style-name="P9" draw:layer="layout" svg:width="0.32cm" svg:height="0.433cm" svg:x="16.293cm" svg:y="17.609cm" svg:viewBox="0 0 321 434" draw:points="0,179 0,0 321,256 321,434">
                <text:p/>
              </draw:polygon>
              <draw:polygon draw:style-name="gr69" draw:text-style-name="P11" draw:layer="layout" svg:width="0.578cm" svg:height="0.459cm" svg:x="16.036cm" svg:y="17.788cm" svg:viewBox="0 0 579 460" draw:points="0,205 257,0 579,256 321,460">
                <text:p/>
              </draw:polygon>
              <draw:line draw:style-name="gr70" draw:text-style-name="P3" draw:layer="layout" svg:x1="16.293cm" svg:y1="17.788cm" svg:x2="16.614cm" svg:y2="18.044cm">
                <text:p/>
              </draw:line>
              <draw:polygon draw:style-name="gr71" draw:text-style-name="P15" draw:layer="layout" svg:width="0.32cm" svg:height="0.433cm" svg:x="16.357cm" svg:y="17.916cm" svg:viewBox="0 0 321 434" draw:points="0,434 0,332 257,128 257,0 321,51 321,179">
                <text:p/>
              </draw:polygon>
              <draw:polygon draw:style-name="gr72" draw:text-style-name="P9" draw:layer="layout" svg:width="1.028cm" svg:height="1.941cm" svg:x="15.682cm" svg:y="16.051cm" svg:viewBox="0 0 1029 1942" draw:points="0,1124 0,0 1029,818 1029,1942">
                <text:p/>
              </draw:polygon>
              <draw:polygon draw:style-name="gr73" draw:text-style-name="P16" draw:layer="layout" svg:width="0.963cm" svg:height="1.787cm" svg:x="15.714cm" svg:y="16.128cm" svg:viewBox="0 0 964 1788" draw:points="0,1022 0,0 964,766 964,1788">
                <text:p/>
              </draw:polygon>
              <draw:polygon draw:style-name="gr74" draw:text-style-name="P11" draw:layer="layout" svg:width="1.092cm" svg:height="0.867cm" svg:x="15.682cm" svg:y="16cm" svg:viewBox="0 0 1093 868" draw:points="1029,868 0,51 64,0 1093,818">
                <text:p/>
              </draw:polygon>
              <draw:polygon draw:style-name="gr75" draw:text-style-name="P15" draw:layer="layout" svg:width="0.063cm" svg:height="1.174cm" svg:x="16.711cm" svg:y="16.818cm" svg:viewBox="0 0 64 1175" draw:points="0,1175 0,51 64,0 64,1124">
                <text:p/>
              </draw:polygon>
              <draw:polygon draw:style-name="gr76" draw:text-style-name="P6" draw:layer="layout" svg:width="1.092cm" svg:height="2.349cm" svg:x="15.682cm" svg:y="16cm" svg:viewBox="0 0 1093 2350" draw:points="64,0 1093,818 1093,1942 1029,1992 996,1967 996,2094 675,2350 354,2094 354,1992 611,1788 611,1661 0,1175 0,51">
                <text:p/>
              </draw:polygon>
            </draw:g>
          </draw:g>
          <draw:g>
            <draw:path draw:style-name="gr77" draw:text-style-name="P1" draw:layer="layout" svg:width="0.418cm" svg:height="0.305cm" svg:x="16.228cm" svg:y="18.682cm" svg:viewBox="0 0 419 306" svg:d="M2 306c89 0 417-127 417-204s-8-102-97-102c0 76-353 51-320 306z">
              <text:p/>
            </draw:path>
            <draw:g>
              <draw:polygon draw:style-name="gr78" draw:text-style-name="P11" draw:layer="layout" svg:width="1.381cm" svg:height="1.098cm" svg:x="15.2cm" svg:y="17.813cm" svg:viewBox="0 0 1382 1099" draw:points="1029,1099 0,281 354,0 1382,818">
                <text:p/>
              </draw:polygon>
              <draw:polygon draw:style-name="gr79" draw:text-style-name="P17" draw:layer="layout" svg:width="0.931cm" svg:height="0.74cm" svg:x="15.296cm" svg:y="17.89cm" svg:viewBox="0 0 932 741" draw:points="0,205 257,0 932,537 675,741">
                <text:p/>
              </draw:polygon>
              <draw:polygon draw:style-name="gr80" draw:text-style-name="P17" draw:layer="layout" svg:width="0.449cm" svg:height="0.356cm" svg:x="16.036cm" svg:y="18.478cm" svg:viewBox="0 0 450 357" draw:points="0,205 257,0 450,153 193,357">
                <text:p/>
              </draw:polygon>
              <draw:polygon draw:style-name="gr81" draw:text-style-name="P15" draw:layer="layout" svg:width="0.353cm" svg:height="0.382cm" svg:x="16.229cm" svg:y="18.631cm" svg:viewBox="0 0 354 383" draw:points="0,383 0,281 354,0 354,102">
                <text:p/>
              </draw:polygon>
              <draw:line draw:style-name="gr82" draw:text-style-name="P3" draw:layer="layout" svg:x1="15.361cm" svg:y1="18.043cm" svg:x2="16.036cm" svg:y2="18.58cm">
                <text:p/>
              </draw:line>
              <draw:line draw:style-name="gr83" draw:text-style-name="P3" draw:layer="layout" svg:x1="15.425cm" svg:y1="17.992cm" svg:x2="16.1cm" svg:y2="18.529cm">
                <text:p/>
              </draw:line>
              <draw:line draw:style-name="gr84" draw:text-style-name="P3" draw:layer="layout" svg:x1="15.489cm" svg:y1="17.942cm" svg:x2="16.164cm" svg:y2="18.479cm">
                <text:p/>
              </draw:line>
              <draw:line draw:style-name="gr85" draw:text-style-name="P3" draw:layer="layout" svg:x1="16.1cm" svg:y1="18.426cm" svg:x2="16.164cm" svg:y2="18.375cm">
                <text:p/>
              </draw:line>
              <draw:line draw:style-name="gr86" draw:text-style-name="P3" draw:layer="layout" svg:x1="16.036cm" svg:y1="18.375cm" svg:x2="16.1cm" svg:y2="18.324cm">
                <text:p/>
              </draw:line>
              <draw:line draw:style-name="gr87" draw:text-style-name="P3" draw:layer="layout" svg:x1="15.971cm" svg:y1="18.325cm" svg:x2="16.035cm" svg:y2="18.274cm">
                <text:p/>
              </draw:line>
              <draw:line draw:style-name="gr88" draw:text-style-name="P3" draw:layer="layout" svg:x1="16.004cm" svg:y1="18.452cm" svg:x2="16.068cm" svg:y2="18.401cm">
                <text:p/>
              </draw:line>
              <draw:line draw:style-name="gr89" draw:text-style-name="P3" draw:layer="layout" svg:x1="15.939cm" svg:y1="18.401cm" svg:x2="16.003cm" svg:y2="18.35cm">
                <text:p/>
              </draw:line>
              <draw:line draw:style-name="gr90" draw:text-style-name="P3" draw:layer="layout" svg:x1="15.875cm" svg:y1="18.35cm" svg:x2="15.939cm" svg:y2="18.299cm">
                <text:p/>
              </draw:line>
              <draw:line draw:style-name="gr91" draw:text-style-name="P3" draw:layer="layout" svg:x1="15.907cm" svg:y1="18.274cm" svg:x2="15.971cm" svg:y2="18.223cm">
                <text:p/>
              </draw:line>
              <draw:line draw:style-name="gr92" draw:text-style-name="P3" draw:layer="layout" svg:x1="15.811cm" svg:y1="18.299cm" svg:x2="15.875cm" svg:y2="18.248cm">
                <text:p/>
              </draw:line>
              <draw:line draw:style-name="gr93" draw:text-style-name="P3" draw:layer="layout" svg:x1="15.843cm" svg:y1="18.222cm" svg:x2="15.907cm" svg:y2="18.171cm">
                <text:p/>
              </draw:line>
              <draw:line draw:style-name="gr94" draw:text-style-name="P3" draw:layer="layout" svg:x1="15.779cm" svg:y1="18.171cm" svg:x2="15.843cm" svg:y2="18.12cm">
                <text:p/>
              </draw:line>
              <draw:line draw:style-name="gr95" draw:text-style-name="P3" draw:layer="layout" svg:x1="15.714cm" svg:y1="18.12cm" svg:x2="15.778cm" svg:y2="18.069cm">
                <text:p/>
              </draw:line>
              <draw:line draw:style-name="gr96" draw:text-style-name="P3" draw:layer="layout" svg:x1="15.746cm" svg:y1="18.248cm" svg:x2="15.81cm" svg:y2="18.197cm">
                <text:p/>
              </draw:line>
              <draw:line draw:style-name="gr97" draw:text-style-name="P3" draw:layer="layout" svg:x1="15.682cm" svg:y1="18.197cm" svg:x2="15.746cm" svg:y2="18.146cm">
                <text:p/>
              </draw:line>
              <draw:line draw:style-name="gr98" draw:text-style-name="P3" draw:layer="layout" svg:x1="15.618cm" svg:y1="18.145cm" svg:x2="15.682cm" svg:y2="18.094cm">
                <text:p/>
              </draw:line>
              <draw:line draw:style-name="gr99" draw:text-style-name="P3" draw:layer="layout" svg:x1="15.65cm" svg:y1="18.069cm" svg:x2="15.714cm" svg:y2="18.018cm">
                <text:p/>
              </draw:line>
              <draw:line draw:style-name="gr100" draw:text-style-name="P3" draw:layer="layout" svg:x1="15.554cm" svg:y1="18.094cm" svg:x2="15.618cm" svg:y2="18.043cm">
                <text:p/>
              </draw:line>
              <draw:line draw:style-name="gr101" draw:text-style-name="P3" draw:layer="layout" svg:x1="15.586cm" svg:y1="18.018cm" svg:x2="15.65cm" svg:y2="17.967cm">
                <text:p/>
              </draw:line>
              <draw:line draw:style-name="gr102" draw:text-style-name="P3" draw:layer="layout" svg:x1="15.521cm" svg:y1="17.967cm" svg:x2="15.585cm" svg:y2="17.916cm">
                <text:p/>
              </draw:line>
              <draw:line draw:style-name="gr103" draw:text-style-name="P3" draw:layer="layout" svg:x1="15.489cm" svg:y1="18.043cm" svg:x2="15.553cm" svg:y2="17.992cm">
                <text:p/>
              </draw:line>
              <draw:line draw:style-name="gr104" draw:text-style-name="P3" draw:layer="layout" svg:x1="15.907cm" svg:y1="18.478cm" svg:x2="15.971cm" svg:y2="18.427cm">
                <text:p/>
              </draw:line>
              <draw:line draw:style-name="gr105" draw:text-style-name="P3" draw:layer="layout" svg:x1="15.843cm" svg:y1="18.426cm" svg:x2="15.907cm" svg:y2="18.375cm">
                <text:p/>
              </draw:line>
              <draw:line draw:style-name="gr106" draw:text-style-name="P3" draw:layer="layout" svg:x1="15.779cm" svg:y1="18.375cm" svg:x2="15.843cm" svg:y2="18.324cm">
                <text:p/>
              </draw:line>
              <draw:line draw:style-name="gr107" draw:text-style-name="P3" draw:layer="layout" svg:x1="15.746cm" svg:y1="18.452cm" svg:x2="15.81cm" svg:y2="18.401cm">
                <text:p/>
              </draw:line>
              <draw:line draw:style-name="gr108" draw:text-style-name="P3" draw:layer="layout" svg:x1="15.682cm" svg:y1="18.401cm" svg:x2="15.746cm" svg:y2="18.35cm">
                <text:p/>
              </draw:line>
              <draw:line draw:style-name="gr109" draw:text-style-name="P3" draw:layer="layout" svg:x1="15.714cm" svg:y1="18.325cm" svg:x2="15.778cm" svg:y2="18.274cm">
                <text:p/>
              </draw:line>
              <draw:line draw:style-name="gr110" draw:text-style-name="P3" draw:layer="layout" svg:x1="15.65cm" svg:y1="18.274cm" svg:x2="15.714cm" svg:y2="18.223cm">
                <text:p/>
              </draw:line>
              <draw:line draw:style-name="gr111" draw:text-style-name="P3" draw:layer="layout" svg:x1="15.586cm" svg:y1="18.222cm" svg:x2="15.65cm" svg:y2="18.171cm">
                <text:p/>
              </draw:line>
              <draw:line draw:style-name="gr112" draw:text-style-name="P3" draw:layer="layout" svg:x1="15.521cm" svg:y1="18.171cm" svg:x2="15.585cm" svg:y2="18.12cm">
                <text:p/>
              </draw:line>
              <draw:line draw:style-name="gr113" draw:text-style-name="P3" draw:layer="layout" svg:x1="15.425cm" svg:y1="18.197cm" svg:x2="15.489cm" svg:y2="18.146cm">
                <text:p/>
              </draw:line>
              <draw:line draw:style-name="gr114" draw:text-style-name="P3" draw:layer="layout" svg:x1="15.457cm" svg:y1="18.12cm" svg:x2="15.521cm" svg:y2="18.069cm">
                <text:p/>
              </draw:line>
              <draw:line draw:style-name="gr115" draw:text-style-name="P3" draw:layer="layout" svg:x1="15.361cm" svg:y1="18.145cm" svg:x2="15.425cm" svg:y2="18.094cm">
                <text:p/>
              </draw:line>
              <draw:line draw:style-name="gr116" draw:text-style-name="P3" draw:layer="layout" svg:x1="15.875cm" svg:y1="18.555cm" svg:x2="15.939cm" svg:y2="18.504cm">
                <text:p/>
              </draw:line>
              <draw:line draw:style-name="gr117" draw:text-style-name="P3" draw:layer="layout" svg:x1="15.811cm" svg:y1="18.503cm" svg:x2="15.875cm" svg:y2="18.452cm">
                <text:p/>
              </draw:line>
              <draw:line draw:style-name="gr118" draw:text-style-name="P3" draw:layer="layout" svg:x1="16.1cm" svg:y1="18.734cm" svg:x2="16.357cm" svg:y2="18.529cm">
                <text:p/>
              </draw:line>
              <draw:line draw:style-name="gr119" draw:text-style-name="P3" draw:layer="layout" svg:x1="16.164cm" svg:y1="18.785cm" svg:x2="16.421cm" svg:y2="18.58cm">
                <text:p/>
              </draw:line>
              <draw:line draw:style-name="gr120" draw:text-style-name="P3" draw:layer="layout" svg:x1="16.229cm" svg:y1="18.529cm" svg:x2="16.422cm" svg:y2="18.682cm">
                <text:p/>
              </draw:line>
              <draw:line draw:style-name="gr121" draw:text-style-name="P3" draw:layer="layout" svg:x1="16.164cm" svg:y1="18.58cm" svg:x2="16.357cm" svg:y2="18.733cm">
                <text:p/>
              </draw:line>
              <draw:line draw:style-name="gr122" draw:text-style-name="P3" draw:layer="layout" svg:x1="16.1cm" svg:y1="18.631cm" svg:x2="16.229cm" svg:y2="18.733cm">
                <text:p/>
              </draw:line>
              <draw:polygon draw:style-name="gr123" draw:text-style-name="P9" draw:layer="layout" svg:width="1.028cm" svg:height="0.918cm" svg:x="15.2cm" svg:y="18.094cm" svg:viewBox="0 0 1029 919" draw:points="0,102 0,0 1029,818 1029,919">
                <text:p/>
              </draw:polygon>
              <draw:polygon draw:style-name="gr124" draw:text-style-name="P6" draw:layer="layout" svg:width="1.381cm" svg:height="1.199cm" svg:x="15.2cm" svg:y="17.813cm" svg:viewBox="0 0 1382 1200" draw:points="354,0 1382,818 1382,919 1029,1200 0,383 0,281">
                <text:p/>
              </draw:polygon>
            </draw:g>
          </draw:g>
        </draw:g>
        <draw:frame draw:style-name="gr125" draw:text-style-name="P18" draw:layer="layout" svg:width="4.2cm" svg:height="1.673cm" svg:x="13.7cm" svg:y="18.6cm">
          <draw:text-box>
            <text:p>Admin Workstartion</text:p>
          </draw:text-box>
        </draw:frame>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26" draw:text-style-name="P1" draw:layer="layout" svg:width="1.834cm" svg:height="1.244cm" svg:x="12.474cm" svg:y="6.581cm" svg:viewBox="0 0 1835 1245" svg:d="M2 1245c152 0 1833-774 1833-1010 0-235-237-235-389-235 0 101-1500 505-1444 1245z">
            <text:p/>
          </draw:path>
          <draw:g>
            <draw:polygon draw:style-name="gr127" draw:text-style-name="P9" draw:layer="layout" svg:width="1.943cm" svg:height="1.849cm" svg:x="10.42cm" svg:y="5.908cm" svg:viewBox="0 0 1944 1850" draw:points="0,673 0,0 1944,1178 1944,1850">
              <text:p/>
            </draw:polygon>
            <draw:polygon draw:style-name="gr128" draw:text-style-name="P10" draw:layer="layout" svg:width="1.665cm" svg:height="1.681cm" svg:x="12.364cm" svg:y="6.077cm" svg:viewBox="0 0 1666 1682" draw:points="0,1682 0,1009 1666,0 1666,673">
              <text:p/>
            </draw:polygon>
            <draw:polygon draw:style-name="gr129" draw:text-style-name="P11" draw:layer="layout" svg:width="3.61cm" svg:height="2.186cm" svg:x="10.42cm" svg:y="4.899cm" svg:viewBox="0 0 3611 2187" draw:points="1944,2187 0,1009 1666,0 3611,1178">
              <text:p/>
            </draw:polygon>
            <draw:line draw:style-name="gr130" draw:text-style-name="P3" draw:layer="layout" svg:x1="11.087cm" svg:y1="6.446cm" svg:x2="11.087cm" svg:y2="6.85cm">
              <text:p/>
            </draw:line>
            <draw:line draw:style-name="gr131" draw:text-style-name="P3" draw:layer="layout" svg:x1="12.309cm" svg:y1="7.308cm" svg:x2="11.42cm" svg:y2="6.77cm">
              <text:p/>
            </draw:line>
            <draw:line draw:style-name="gr132" draw:text-style-name="P3" draw:layer="layout" svg:x1="11.415cm" svg:y1="6.648cm" svg:x2="11.415cm" svg:y2="6.783cm">
              <text:p/>
            </draw:line>
            <draw:line draw:style-name="gr133" draw:text-style-name="P3" draw:layer="layout" svg:x1="12.304cm" svg:y1="7.187cm" svg:x2="12.304cm" svg:y2="7.322cm">
              <text:p/>
            </draw:line>
            <draw:line draw:style-name="gr134" draw:text-style-name="P3" draw:layer="layout" svg:x1="12.304cm" svg:y1="7.186cm" svg:x2="11.415cm" svg:y2="6.648cm">
              <text:p/>
            </draw:line>
            <draw:polygon draw:style-name="gr135" draw:text-style-name="P12" draw:layer="layout" svg:width="0.11cm" svg:height="0.201cm" svg:x="11.198cm" svg:y="6.514cm" svg:viewBox="0 0 111 202" draw:points="0,135 0,0 111,67 111,202">
              <text:p/>
            </draw:polygon>
            <draw:line draw:style-name="gr136" draw:text-style-name="P3" draw:layer="layout" svg:x1="10.976cm" svg:y1="6.379cm" svg:x2="10.976cm" svg:y2="6.783cm">
              <text:p/>
            </draw:line>
            <draw:line draw:style-name="gr137" draw:text-style-name="P3" draw:layer="layout" svg:x1="10.865cm" svg:y1="6.312cm" svg:x2="10.865cm" svg:y2="6.716cm">
              <text:p/>
            </draw:line>
            <draw:line draw:style-name="gr138" draw:text-style-name="P3" draw:layer="layout" svg:x1="10.754cm" svg:y1="6.245cm" svg:x2="10.754cm" svg:y2="6.649cm">
              <text:p/>
            </draw:line>
            <draw:line draw:style-name="gr139" draw:text-style-name="P3" draw:layer="layout" svg:x1="10.642cm" svg:y1="6.177cm" svg:x2="10.642cm" svg:y2="6.581cm">
              <text:p/>
            </draw:line>
            <draw:line draw:style-name="gr140" draw:text-style-name="P3" draw:layer="layout" svg:x1="10.531cm" svg:y1="6.11cm" svg:x2="10.531cm" svg:y2="6.514cm">
              <text:p/>
            </draw:line>
            <draw:polygon draw:style-name="gr141" draw:text-style-name="P9" draw:layer="layout" svg:width="0.11cm" svg:height="0.739cm" svg:x="10.309cm" svg:y="5.841cm" svg:viewBox="0 0 111 740" draw:points="0,673 0,0 111,67 111,740">
              <text:p/>
            </draw:polygon>
            <draw:polygon draw:style-name="gr142" draw:text-style-name="P9" draw:layer="layout" svg:width="0.11cm" svg:height="0.739cm" svg:x="12.364cm" svg:y="7.086cm" svg:viewBox="0 0 111 740" draw:points="0,673 0,0 111,67 111,740">
              <text:p/>
            </draw:polygon>
            <draw:polygon draw:style-name="gr143" draw:text-style-name="P6" draw:layer="layout" svg:width="3.721cm" svg:height="2.926cm" svg:x="10.309cm" svg:y="4.899cm" svg:viewBox="0 0 3722 2927" draw:points="0,1615 0,942 111,1009 1777,0 3722,1178 3722,1850 2166,2792 2166,2927">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44" draw:text-style-name="P1" draw:layer="layout" svg:width="1.834cm" svg:height="1.244cm" svg:x="12.465cm" svg:y="5.182cm" svg:viewBox="0 0 1835 1245" svg:d="M2 1245c152 0 1833-774 1833-1010 0-235-237-235-389-235 0 101-1500 505-1444 1245z">
            <text:p/>
          </draw:path>
          <draw:g>
            <draw:polygon draw:style-name="gr145" draw:text-style-name="P9" draw:layer="layout" svg:width="1.943cm" svg:height="1.849cm" svg:x="10.411cm" svg:y="4.509cm" svg:viewBox="0 0 1944 1850" draw:points="0,673 0,0 1944,1178 1944,1850">
              <text:p/>
            </draw:polygon>
            <draw:polygon draw:style-name="gr146" draw:text-style-name="P10" draw:layer="layout" svg:width="1.665cm" svg:height="1.681cm" svg:x="12.355cm" svg:y="4.678cm" svg:viewBox="0 0 1666 1682" draw:points="0,1682 0,1009 1666,0 1666,673">
              <text:p/>
            </draw:polygon>
            <draw:polygon draw:style-name="gr147" draw:text-style-name="P11" draw:layer="layout" svg:width="3.61cm" svg:height="2.186cm" svg:x="10.411cm" svg:y="3.5cm" svg:viewBox="0 0 3611 2187" draw:points="1944,2187 0,1009 1666,0 3611,1178">
              <text:p/>
            </draw:polygon>
            <draw:line draw:style-name="gr148" draw:text-style-name="P3" draw:layer="layout" svg:x1="11.078cm" svg:y1="5.047cm" svg:x2="11.078cm" svg:y2="5.451cm">
              <text:p/>
            </draw:line>
            <draw:line draw:style-name="gr149" draw:text-style-name="P3" draw:layer="layout" svg:x1="12.3cm" svg:y1="5.909cm" svg:x2="11.411cm" svg:y2="5.371cm">
              <text:p/>
            </draw:line>
            <draw:line draw:style-name="gr150" draw:text-style-name="P3" draw:layer="layout" svg:x1="11.406cm" svg:y1="5.249cm" svg:x2="11.406cm" svg:y2="5.384cm">
              <text:p/>
            </draw:line>
            <draw:line draw:style-name="gr151" draw:text-style-name="P3" draw:layer="layout" svg:x1="12.295cm" svg:y1="5.788cm" svg:x2="12.295cm" svg:y2="5.923cm">
              <text:p/>
            </draw:line>
            <draw:line draw:style-name="gr152" draw:text-style-name="P3" draw:layer="layout" svg:x1="12.295cm" svg:y1="5.787cm" svg:x2="11.406cm" svg:y2="5.249cm">
              <text:p/>
            </draw:line>
            <draw:polygon draw:style-name="gr153" draw:text-style-name="P12" draw:layer="layout" svg:width="0.11cm" svg:height="0.201cm" svg:x="11.189cm" svg:y="5.115cm" svg:viewBox="0 0 111 202" draw:points="0,135 0,0 111,67 111,202">
              <text:p/>
            </draw:polygon>
            <draw:line draw:style-name="gr154" draw:text-style-name="P3" draw:layer="layout" svg:x1="10.967cm" svg:y1="4.98cm" svg:x2="10.967cm" svg:y2="5.384cm">
              <text:p/>
            </draw:line>
            <draw:line draw:style-name="gr155" draw:text-style-name="P3" draw:layer="layout" svg:x1="10.856cm" svg:y1="4.913cm" svg:x2="10.856cm" svg:y2="5.317cm">
              <text:p/>
            </draw:line>
            <draw:line draw:style-name="gr156" draw:text-style-name="P3" draw:layer="layout" svg:x1="10.745cm" svg:y1="4.846cm" svg:x2="10.745cm" svg:y2="5.25cm">
              <text:p/>
            </draw:line>
            <draw:line draw:style-name="gr157" draw:text-style-name="P3" draw:layer="layout" svg:x1="10.633cm" svg:y1="4.778cm" svg:x2="10.633cm" svg:y2="5.182cm">
              <text:p/>
            </draw:line>
            <draw:line draw:style-name="gr158" draw:text-style-name="P3" draw:layer="layout" svg:x1="10.522cm" svg:y1="4.711cm" svg:x2="10.522cm" svg:y2="5.115cm">
              <text:p/>
            </draw:line>
            <draw:polygon draw:style-name="gr159" draw:text-style-name="P9" draw:layer="layout" svg:width="0.11cm" svg:height="0.739cm" svg:x="10.3cm" svg:y="4.442cm" svg:viewBox="0 0 111 740" draw:points="0,673 0,0 111,67 111,740">
              <text:p/>
            </draw:polygon>
            <draw:polygon draw:style-name="gr160" draw:text-style-name="P9" draw:layer="layout" svg:width="0.11cm" svg:height="0.739cm" svg:x="12.355cm" svg:y="5.687cm" svg:viewBox="0 0 111 740" draw:points="0,673 0,0 111,67 111,740">
              <text:p/>
            </draw:polygon>
            <draw:polygon draw:style-name="gr161" draw:text-style-name="P6" draw:layer="layout" svg:width="3.721cm" svg:height="2.926cm" svg:x="10.3cm" svg:y="3.5cm" svg:viewBox="0 0 3722 2927" draw:points="0,1615 0,942 111,1009 1777,0 3722,1178 3722,1850 2166,2792 2166,2927">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62" draw:text-style-name="P1" draw:layer="layout" svg:width="1.834cm" svg:height="1.244cm" svg:x="12.465cm" svg:y="3.682cm" svg:viewBox="0 0 1835 1245" svg:d="M2 1245c152 0 1833-774 1833-1010 0-235-237-235-389-235 0 101-1500 505-1444 1245z">
            <text:p/>
          </draw:path>
          <draw:g>
            <draw:polygon draw:style-name="gr163" draw:text-style-name="P9" draw:layer="layout" svg:width="1.943cm" svg:height="1.849cm" svg:x="10.411cm" svg:y="3.009cm" svg:viewBox="0 0 1944 1850" draw:points="0,673 0,0 1944,1178 1944,1850">
              <text:p/>
            </draw:polygon>
            <draw:polygon draw:style-name="gr164" draw:text-style-name="P10" draw:layer="layout" svg:width="1.665cm" svg:height="1.681cm" svg:x="12.355cm" svg:y="3.178cm" svg:viewBox="0 0 1666 1682" draw:points="0,1682 0,1009 1666,0 1666,673">
              <text:p/>
            </draw:polygon>
            <draw:polygon draw:style-name="gr165" draw:text-style-name="P11" draw:layer="layout" svg:width="3.61cm" svg:height="2.186cm" svg:x="10.411cm" svg:y="2cm" svg:viewBox="0 0 3611 2187" draw:points="1944,2187 0,1009 1666,0 3611,1178">
              <text:p/>
            </draw:polygon>
            <draw:line draw:style-name="gr166" draw:text-style-name="P3" draw:layer="layout" svg:x1="11.078cm" svg:y1="3.547cm" svg:x2="11.078cm" svg:y2="3.951cm">
              <text:p/>
            </draw:line>
            <draw:line draw:style-name="gr167" draw:text-style-name="P3" draw:layer="layout" svg:x1="12.3cm" svg:y1="4.409cm" svg:x2="11.411cm" svg:y2="3.871cm">
              <text:p/>
            </draw:line>
            <draw:line draw:style-name="gr168" draw:text-style-name="P3" draw:layer="layout" svg:x1="11.406cm" svg:y1="3.749cm" svg:x2="11.406cm" svg:y2="3.884cm">
              <text:p/>
            </draw:line>
            <draw:line draw:style-name="gr169" draw:text-style-name="P3" draw:layer="layout" svg:x1="12.295cm" svg:y1="4.288cm" svg:x2="12.295cm" svg:y2="4.423cm">
              <text:p/>
            </draw:line>
            <draw:line draw:style-name="gr170" draw:text-style-name="P3" draw:layer="layout" svg:x1="12.295cm" svg:y1="4.287cm" svg:x2="11.406cm" svg:y2="3.749cm">
              <text:p/>
            </draw:line>
            <draw:polygon draw:style-name="gr171" draw:text-style-name="P12" draw:layer="layout" svg:width="0.11cm" svg:height="0.201cm" svg:x="11.189cm" svg:y="3.615cm" svg:viewBox="0 0 111 202" draw:points="0,135 0,0 111,67 111,202">
              <text:p/>
            </draw:polygon>
            <draw:line draw:style-name="gr172" draw:text-style-name="P3" draw:layer="layout" svg:x1="10.967cm" svg:y1="3.48cm" svg:x2="10.967cm" svg:y2="3.884cm">
              <text:p/>
            </draw:line>
            <draw:line draw:style-name="gr173" draw:text-style-name="P3" draw:layer="layout" svg:x1="10.856cm" svg:y1="3.413cm" svg:x2="10.856cm" svg:y2="3.817cm">
              <text:p/>
            </draw:line>
            <draw:line draw:style-name="gr174" draw:text-style-name="P3" draw:layer="layout" svg:x1="10.745cm" svg:y1="3.346cm" svg:x2="10.745cm" svg:y2="3.75cm">
              <text:p/>
            </draw:line>
            <draw:line draw:style-name="gr175" draw:text-style-name="P3" draw:layer="layout" svg:x1="10.633cm" svg:y1="3.278cm" svg:x2="10.633cm" svg:y2="3.682cm">
              <text:p/>
            </draw:line>
            <draw:line draw:style-name="gr176" draw:text-style-name="P3" draw:layer="layout" svg:x1="10.522cm" svg:y1="3.211cm" svg:x2="10.522cm" svg:y2="3.615cm">
              <text:p/>
            </draw:line>
            <draw:polygon draw:style-name="gr177" draw:text-style-name="P9" draw:layer="layout" svg:width="0.11cm" svg:height="0.739cm" svg:x="10.3cm" svg:y="2.942cm" svg:viewBox="0 0 111 740" draw:points="0,673 0,0 111,67 111,740">
              <text:p/>
            </draw:polygon>
            <draw:polygon draw:style-name="gr178" draw:text-style-name="P9" draw:layer="layout" svg:width="0.11cm" svg:height="0.739cm" svg:x="12.355cm" svg:y="4.187cm" svg:viewBox="0 0 111 740" draw:points="0,673 0,0 111,67 111,740">
              <text:p/>
            </draw:polygon>
            <draw:polygon draw:style-name="gr179" draw:text-style-name="P6" draw:layer="layout" svg:width="3.721cm" svg:height="2.926cm" svg:x="10.3cm" svg:y="2cm" svg:viewBox="0 0 3722 2927" draw:points="0,1615 0,942 111,1009 1777,0 3722,1178 3722,1850 2166,2792 2166,2927">
              <text:p/>
            </draw:polygon>
          </draw:g>
        </draw:g>
        <draw:frame draw:style-name="gr180" draw:text-style-name="P18" draw:layer="layout" svg:width="6cm" svg:height="0.962cm" svg:x="9.5cm" svg:y="7.738cm">
          <draw:text-box>
            <text:p>Managed Servers</text:p>
          </draw:text-box>
        </draw:frame>
        <draw:g>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81" draw:text-style-name="P1" draw:layer="layout" svg:width="2.015cm" svg:height="1.375cm" svg:x="22.184cm" svg:y="13.245cm" svg:viewBox="0 0 2016 1376" svg:d="M0 1376c571 0 1466-434 1851-721 386-286 0-655-194-655z">
            <text:p/>
          </draw:path>
          <draw:g>
            <draw:polygon draw:style-name="gr182" draw:text-style-name="P9" draw:layer="layout" svg:width="1.169cm" svg:height="3.406cm" svg:x="21.014cm" svg:y="11.214cm" svg:viewBox="0 0 1170 3407" draw:points="0,2621 0,0 1170,786 1170,3407">
              <text:p/>
            </draw:polygon>
            <draw:polygon draw:style-name="gr183" draw:text-style-name="P10" draw:layer="layout" svg:width="1.656cm" svg:height="3.734cm" svg:x="22.184cm" svg:y="10.886cm" svg:viewBox="0 0 1657 3735" draw:points="0,3735 0,1114 1657,0 1657,2621">
              <text:p/>
            </draw:polygon>
            <draw:polygon draw:style-name="gr184" draw:text-style-name="P11" draw:layer="layout" svg:width="2.826cm" svg:height="1.899cm" svg:x="21.014cm" svg:y="10.1cm" svg:viewBox="0 0 2827 1900" draw:points="1170,1900 0,1114 1657,0 2827,786">
              <text:p/>
            </draw:polygon>
            <draw:polygon draw:style-name="gr185" draw:text-style-name="P6" draw:layer="layout" svg:width="2.826cm" svg:height="4.52cm" svg:x="21.014cm" svg:y="10.1cm" svg:viewBox="0 0 2827 4521" draw:points="0,3735 0,1114 1657,0 2827,786 2827,3407 1170,4521">
              <text:p/>
            </draw:polygon>
            <draw:line draw:style-name="gr186" draw:text-style-name="P3" draw:layer="layout" svg:x1="21.989cm" svg:y1="13.966cm" svg:x2="21.209cm" svg:y2="13.442cm">
              <text:p/>
            </draw:line>
            <draw:line draw:style-name="gr187" draw:text-style-name="P3" draw:layer="layout" svg:x1="21.989cm" svg:y1="14.228cm" svg:x2="21.209cm" svg:y2="13.704cm">
              <text:p/>
            </draw:line>
            <draw:line draw:style-name="gr188" draw:text-style-name="P3" draw:layer="layout" svg:x1="21.989cm" svg:y1="14.097cm" svg:x2="21.209cm" svg:y2="13.573cm">
              <text:p/>
            </draw:line>
            <draw:polyline draw:style-name="gr189" draw:text-style-name="P3" draw:layer="layout" svg:width="0.973cm" svg:height="0.785cm" svg:x="21.111cm" svg:y="11.607cm" svg:viewBox="0 0 974 786" draw:points="974,786 0,131 0,0">
              <text:p/>
            </draw:polyline>
            <draw:polyline draw:style-name="gr190" draw:text-style-name="P3" draw:layer="layout" svg:width="0.956cm" svg:height="0.788cm" svg:x="21.128cm" svg:y="11.604cm" svg:viewBox="0 0 957 789" draw:points="957,789 957,658 0,0">
              <text:p/>
            </draw:polyline>
            <draw:polygon draw:style-name="gr191" draw:text-style-name="P12" draw:layer="layout" svg:width="0.113cm" svg:height="0.23cm" svg:x="21.472cm" svg:y="12.915cm" svg:viewBox="0 0 114 231" draw:points="0,154 0,0 114,77 114,231">
              <text:p/>
            </draw:polygon>
            <draw:line draw:style-name="gr192" draw:text-style-name="P3" draw:layer="layout" svg:x1="21.989cm" svg:y1="13.835cm" svg:x2="21.209cm" svg:y2="13.311cm">
              <text:p/>
            </draw:line>
          </draw:g>
          <draw:frame draw:style-name="gr193" draw:text-style-name="P14" draw:layer="layout" svg:width="6.8cm" svg:height="0.962cm" svg:x="18.9cm" svg:y="14.961cm">
            <draw:text-box>
              <text:p text:style-name="P13"><text:span text:style-name="T2">S</text:span><text:span text:style-name="T2">U</text:span><text:span text:style-name="T2">S</text:span><text:span text:style-name="T2">E</text:span><text:span text:style-name="T2"> </text:span><text:span text:style-name="T2">M</text:span><text:span text:style-name="T2">a</text:span><text:span text:style-name="T2">n</text:span><text:span text:style-name="T2">a</text:span><text:span text:style-name="T2">g</text:span><text:span text:style-name="T2">e</text:span><text:span text:style-name="T2">r </text:span><text:span text:style-name="T2">P</text:span><text:span text:style-name="T2">r</text:span><text:span text:style-name="T2">o</text:span><text:span text:style-name="T2">x</text:span><text:span text:style-name="T2">y</text:span></text:p>
            </draw:text-box>
          </draw:frame>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94" draw:text-style-name="P1" draw:layer="layout" svg:width="1.834cm" svg:height="1.244cm" svg:x="22.274cm" svg:y="6.481cm" svg:viewBox="0 0 1835 1245" svg:d="M2 1245c152 0 1833-774 1833-1010 0-235-237-235-389-235 0 101-1500 505-1444 1245z">
            <text:p/>
          </draw:path>
          <draw:g>
            <draw:polygon draw:style-name="gr195" draw:text-style-name="P9" draw:layer="layout" svg:width="1.943cm" svg:height="1.849cm" svg:x="20.22cm" svg:y="5.808cm" svg:viewBox="0 0 1944 1850" draw:points="0,673 0,0 1944,1178 1944,1850">
              <text:p/>
            </draw:polygon>
            <draw:polygon draw:style-name="gr196" draw:text-style-name="P10" draw:layer="layout" svg:width="1.665cm" svg:height="1.681cm" svg:x="22.164cm" svg:y="5.977cm" svg:viewBox="0 0 1666 1682" draw:points="0,1682 0,1009 1666,0 1666,673">
              <text:p/>
            </draw:polygon>
            <draw:polygon draw:style-name="gr197" draw:text-style-name="P11" draw:layer="layout" svg:width="3.61cm" svg:height="2.186cm" svg:x="20.22cm" svg:y="4.799cm" svg:viewBox="0 0 3611 2187" draw:points="1944,2187 0,1009 1666,0 3611,1178">
              <text:p/>
            </draw:polygon>
            <draw:line draw:style-name="gr198" draw:text-style-name="P3" draw:layer="layout" svg:x1="20.887cm" svg:y1="6.346cm" svg:x2="20.887cm" svg:y2="6.75cm">
              <text:p/>
            </draw:line>
            <draw:line draw:style-name="gr199" draw:text-style-name="P3" draw:layer="layout" svg:x1="22.109cm" svg:y1="7.208cm" svg:x2="21.22cm" svg:y2="6.67cm">
              <text:p/>
            </draw:line>
            <draw:line draw:style-name="gr200" draw:text-style-name="P3" draw:layer="layout" svg:x1="21.215cm" svg:y1="6.548cm" svg:x2="21.215cm" svg:y2="6.683cm">
              <text:p/>
            </draw:line>
            <draw:line draw:style-name="gr201" draw:text-style-name="P3" draw:layer="layout" svg:x1="22.104cm" svg:y1="7.087cm" svg:x2="22.104cm" svg:y2="7.222cm">
              <text:p/>
            </draw:line>
            <draw:line draw:style-name="gr202" draw:text-style-name="P3" draw:layer="layout" svg:x1="22.104cm" svg:y1="7.086cm" svg:x2="21.215cm" svg:y2="6.548cm">
              <text:p/>
            </draw:line>
            <draw:polygon draw:style-name="gr203" draw:text-style-name="P12" draw:layer="layout" svg:width="0.11cm" svg:height="0.201cm" svg:x="20.998cm" svg:y="6.414cm" svg:viewBox="0 0 111 202" draw:points="0,135 0,0 111,67 111,202">
              <text:p/>
            </draw:polygon>
            <draw:line draw:style-name="gr204" draw:text-style-name="P3" draw:layer="layout" svg:x1="20.776cm" svg:y1="6.279cm" svg:x2="20.776cm" svg:y2="6.683cm">
              <text:p/>
            </draw:line>
            <draw:line draw:style-name="gr205" draw:text-style-name="P3" draw:layer="layout" svg:x1="20.665cm" svg:y1="6.212cm" svg:x2="20.665cm" svg:y2="6.616cm">
              <text:p/>
            </draw:line>
            <draw:line draw:style-name="gr206" draw:text-style-name="P3" draw:layer="layout" svg:x1="20.554cm" svg:y1="6.145cm" svg:x2="20.554cm" svg:y2="6.549cm">
              <text:p/>
            </draw:line>
            <draw:line draw:style-name="gr207" draw:text-style-name="P3" draw:layer="layout" svg:x1="20.442cm" svg:y1="6.077cm" svg:x2="20.442cm" svg:y2="6.481cm">
              <text:p/>
            </draw:line>
            <draw:line draw:style-name="gr208" draw:text-style-name="P3" draw:layer="layout" svg:x1="20.331cm" svg:y1="6.01cm" svg:x2="20.331cm" svg:y2="6.414cm">
              <text:p/>
            </draw:line>
            <draw:polygon draw:style-name="gr209" draw:text-style-name="P9" draw:layer="layout" svg:width="0.11cm" svg:height="0.739cm" svg:x="20.109cm" svg:y="5.741cm" svg:viewBox="0 0 111 740" draw:points="0,673 0,0 111,67 111,740">
              <text:p/>
            </draw:polygon>
            <draw:polygon draw:style-name="gr210" draw:text-style-name="P9" draw:layer="layout" svg:width="0.11cm" svg:height="0.739cm" svg:x="22.164cm" svg:y="6.986cm" svg:viewBox="0 0 111 740" draw:points="0,673 0,0 111,67 111,740">
              <text:p/>
            </draw:polygon>
            <draw:polygon draw:style-name="gr211" draw:text-style-name="P6" draw:layer="layout" svg:width="3.721cm" svg:height="2.926cm" svg:x="20.109cm" svg:y="4.799cm" svg:viewBox="0 0 3722 2927" draw:points="0,1615 0,942 111,1009 1777,0 3722,1178 3722,1850 2166,2792 2166,2927">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12" draw:text-style-name="P1" draw:layer="layout" svg:width="1.834cm" svg:height="1.244cm" svg:x="22.265cm" svg:y="5.082cm" svg:viewBox="0 0 1835 1245" svg:d="M2 1245c152 0 1833-774 1833-1010 0-235-237-235-389-235 0 101-1500 505-1444 1245z">
            <text:p/>
          </draw:path>
          <draw:g>
            <draw:polygon draw:style-name="gr213" draw:text-style-name="P9" draw:layer="layout" svg:width="1.943cm" svg:height="1.849cm" svg:x="20.211cm" svg:y="4.409cm" svg:viewBox="0 0 1944 1850" draw:points="0,673 0,0 1944,1178 1944,1850">
              <text:p/>
            </draw:polygon>
            <draw:polygon draw:style-name="gr214" draw:text-style-name="P10" draw:layer="layout" svg:width="1.665cm" svg:height="1.681cm" svg:x="22.155cm" svg:y="4.578cm" svg:viewBox="0 0 1666 1682" draw:points="0,1682 0,1009 1666,0 1666,673">
              <text:p/>
            </draw:polygon>
            <draw:polygon draw:style-name="gr215" draw:text-style-name="P11" draw:layer="layout" svg:width="3.61cm" svg:height="2.186cm" svg:x="20.211cm" svg:y="3.4cm" svg:viewBox="0 0 3611 2187" draw:points="1944,2187 0,1009 1666,0 3611,1178">
              <text:p/>
            </draw:polygon>
            <draw:line draw:style-name="gr216" draw:text-style-name="P3" draw:layer="layout" svg:x1="20.878cm" svg:y1="4.947cm" svg:x2="20.878cm" svg:y2="5.351cm">
              <text:p/>
            </draw:line>
            <draw:line draw:style-name="gr217" draw:text-style-name="P3" draw:layer="layout" svg:x1="22.1cm" svg:y1="5.809cm" svg:x2="21.211cm" svg:y2="5.271cm">
              <text:p/>
            </draw:line>
            <draw:line draw:style-name="gr218" draw:text-style-name="P3" draw:layer="layout" svg:x1="21.206cm" svg:y1="5.149cm" svg:x2="21.206cm" svg:y2="5.284cm">
              <text:p/>
            </draw:line>
            <draw:line draw:style-name="gr219" draw:text-style-name="P3" draw:layer="layout" svg:x1="22.095cm" svg:y1="5.688cm" svg:x2="22.095cm" svg:y2="5.823cm">
              <text:p/>
            </draw:line>
            <draw:line draw:style-name="gr220" draw:text-style-name="P3" draw:layer="layout" svg:x1="22.095cm" svg:y1="5.687cm" svg:x2="21.206cm" svg:y2="5.149cm">
              <text:p/>
            </draw:line>
            <draw:polygon draw:style-name="gr221" draw:text-style-name="P12" draw:layer="layout" svg:width="0.11cm" svg:height="0.201cm" svg:x="20.989cm" svg:y="5.015cm" svg:viewBox="0 0 111 202" draw:points="0,135 0,0 111,67 111,202">
              <text:p/>
            </draw:polygon>
            <draw:line draw:style-name="gr222" draw:text-style-name="P3" draw:layer="layout" svg:x1="20.767cm" svg:y1="4.88cm" svg:x2="20.767cm" svg:y2="5.284cm">
              <text:p/>
            </draw:line>
            <draw:line draw:style-name="gr223" draw:text-style-name="P3" draw:layer="layout" svg:x1="20.656cm" svg:y1="4.813cm" svg:x2="20.656cm" svg:y2="5.217cm">
              <text:p/>
            </draw:line>
            <draw:line draw:style-name="gr224" draw:text-style-name="P3" draw:layer="layout" svg:x1="20.545cm" svg:y1="4.746cm" svg:x2="20.545cm" svg:y2="5.15cm">
              <text:p/>
            </draw:line>
            <draw:line draw:style-name="gr225" draw:text-style-name="P3" draw:layer="layout" svg:x1="20.433cm" svg:y1="4.678cm" svg:x2="20.433cm" svg:y2="5.082cm">
              <text:p/>
            </draw:line>
            <draw:line draw:style-name="gr226" draw:text-style-name="P3" draw:layer="layout" svg:x1="20.322cm" svg:y1="4.611cm" svg:x2="20.322cm" svg:y2="5.015cm">
              <text:p/>
            </draw:line>
            <draw:polygon draw:style-name="gr227" draw:text-style-name="P9" draw:layer="layout" svg:width="0.11cm" svg:height="0.739cm" svg:x="20.1cm" svg:y="4.342cm" svg:viewBox="0 0 111 740" draw:points="0,673 0,0 111,67 111,740">
              <text:p/>
            </draw:polygon>
            <draw:polygon draw:style-name="gr228" draw:text-style-name="P9" draw:layer="layout" svg:width="0.11cm" svg:height="0.739cm" svg:x="22.155cm" svg:y="5.587cm" svg:viewBox="0 0 111 740" draw:points="0,673 0,0 111,67 111,740">
              <text:p/>
            </draw:polygon>
            <draw:polygon draw:style-name="gr229" draw:text-style-name="P6" draw:layer="layout" svg:width="3.721cm" svg:height="2.926cm" svg:x="20.1cm" svg:y="3.4cm" svg:viewBox="0 0 3722 2927" draw:points="0,1615 0,942 111,1009 1777,0 3722,1178 3722,1850 2166,2792 2166,2927">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30" draw:text-style-name="P1" draw:layer="layout" svg:width="1.834cm" svg:height="1.244cm" svg:x="22.265cm" svg:y="3.582cm" svg:viewBox="0 0 1835 1245" svg:d="M2 1245c152 0 1833-774 1833-1010 0-235-237-235-389-235 0 101-1500 505-1444 1245z">
            <text:p/>
          </draw:path>
          <draw:g>
            <draw:polygon draw:style-name="gr231" draw:text-style-name="P9" draw:layer="layout" svg:width="1.943cm" svg:height="1.849cm" svg:x="20.211cm" svg:y="2.909cm" svg:viewBox="0 0 1944 1850" draw:points="0,673 0,0 1944,1178 1944,1850">
              <text:p/>
            </draw:polygon>
            <draw:polygon draw:style-name="gr232" draw:text-style-name="P10" draw:layer="layout" svg:width="1.665cm" svg:height="1.681cm" svg:x="22.155cm" svg:y="3.078cm" svg:viewBox="0 0 1666 1682" draw:points="0,1682 0,1009 1666,0 1666,673">
              <text:p/>
            </draw:polygon>
            <draw:polygon draw:style-name="gr233" draw:text-style-name="P11" draw:layer="layout" svg:width="3.61cm" svg:height="2.186cm" svg:x="20.211cm" svg:y="1.9cm" svg:viewBox="0 0 3611 2187" draw:points="1944,2187 0,1009 1666,0 3611,1178">
              <text:p/>
            </draw:polygon>
            <draw:line draw:style-name="gr234" draw:text-style-name="P3" draw:layer="layout" svg:x1="20.878cm" svg:y1="3.447cm" svg:x2="20.878cm" svg:y2="3.851cm">
              <text:p/>
            </draw:line>
            <draw:line draw:style-name="gr235" draw:text-style-name="P3" draw:layer="layout" svg:x1="22.1cm" svg:y1="4.309cm" svg:x2="21.211cm" svg:y2="3.771cm">
              <text:p/>
            </draw:line>
            <draw:line draw:style-name="gr236" draw:text-style-name="P3" draw:layer="layout" svg:x1="21.206cm" svg:y1="3.649cm" svg:x2="21.206cm" svg:y2="3.784cm">
              <text:p/>
            </draw:line>
            <draw:line draw:style-name="gr237" draw:text-style-name="P3" draw:layer="layout" svg:x1="22.095cm" svg:y1="4.188cm" svg:x2="22.095cm" svg:y2="4.323cm">
              <text:p/>
            </draw:line>
            <draw:line draw:style-name="gr238" draw:text-style-name="P3" draw:layer="layout" svg:x1="22.095cm" svg:y1="4.187cm" svg:x2="21.206cm" svg:y2="3.649cm">
              <text:p/>
            </draw:line>
            <draw:polygon draw:style-name="gr239" draw:text-style-name="P12" draw:layer="layout" svg:width="0.11cm" svg:height="0.201cm" svg:x="20.989cm" svg:y="3.515cm" svg:viewBox="0 0 111 202" draw:points="0,135 0,0 111,67 111,202">
              <text:p/>
            </draw:polygon>
            <draw:line draw:style-name="gr240" draw:text-style-name="P3" draw:layer="layout" svg:x1="20.767cm" svg:y1="3.38cm" svg:x2="20.767cm" svg:y2="3.784cm">
              <text:p/>
            </draw:line>
            <draw:line draw:style-name="gr241" draw:text-style-name="P3" draw:layer="layout" svg:x1="20.656cm" svg:y1="3.313cm" svg:x2="20.656cm" svg:y2="3.717cm">
              <text:p/>
            </draw:line>
            <draw:line draw:style-name="gr242" draw:text-style-name="P3" draw:layer="layout" svg:x1="20.545cm" svg:y1="3.246cm" svg:x2="20.545cm" svg:y2="3.65cm">
              <text:p/>
            </draw:line>
            <draw:line draw:style-name="gr243" draw:text-style-name="P3" draw:layer="layout" svg:x1="20.433cm" svg:y1="3.178cm" svg:x2="20.433cm" svg:y2="3.582cm">
              <text:p/>
            </draw:line>
            <draw:line draw:style-name="gr244" draw:text-style-name="P3" draw:layer="layout" svg:x1="20.322cm" svg:y1="3.111cm" svg:x2="20.322cm" svg:y2="3.515cm">
              <text:p/>
            </draw:line>
            <draw:polygon draw:style-name="gr245" draw:text-style-name="P9" draw:layer="layout" svg:width="0.11cm" svg:height="0.739cm" svg:x="20.1cm" svg:y="2.842cm" svg:viewBox="0 0 111 740" draw:points="0,673 0,0 111,67 111,740">
              <text:p/>
            </draw:polygon>
            <draw:polygon draw:style-name="gr246" draw:text-style-name="P9" draw:layer="layout" svg:width="0.11cm" svg:height="0.739cm" svg:x="22.155cm" svg:y="4.087cm" svg:viewBox="0 0 111 740" draw:points="0,673 0,0 111,67 111,740">
              <text:p/>
            </draw:polygon>
            <draw:polygon draw:style-name="gr247" draw:text-style-name="P6" draw:layer="layout" svg:width="3.721cm" svg:height="2.926cm" svg:x="20.1cm" svg:y="1.9cm" svg:viewBox="0 0 3722 2927" draw:points="0,1615 0,942 111,1009 1777,0 3722,1178 3722,1850 2166,2792 2166,2927">
              <text:p/>
            </draw:polygon>
          </draw:g>
        </draw:g>
        <draw:frame draw:style-name="gr180" draw:text-style-name="P18" draw:layer="layout" svg:width="6cm" svg:height="0.962cm" svg:x="19.3cm" svg:y="7.638cm">
          <draw:text-box>
            <text:p>Managed Servers</text:p>
          </draw:text-box>
        </draw:frame>
        <draw:line draw:style-name="gr248" draw:text-style-name="P19" draw:layer="layout" svg:x1="14.9cm" svg:y1="12.5cm" svg:x2="6.8cm" svg:y2="12.5cm">
          <text:p/>
        </draw:line>
        <draw:line draw:style-name="gr249" draw:text-style-name="P19" draw:layer="layout" svg:x1="20.6cm" svg:y1="12.5cm" svg:x2="18.1cm" svg:y2="12.5cm">
          <text:p/>
        </draw:line>
        <draw:line draw:style-name="gr248" draw:text-style-name="P19" draw:layer="layout" svg:x1="22.4cm" svg:y1="8.6cm" svg:x2="22.4cm" svg:y2="9.9cm">
          <text:p/>
        </draw:line>
        <draw:line draw:style-name="gr249" draw:text-style-name="P19" draw:layer="layout" svg:x1="12.3cm" svg:y1="8.7cm" svg:x2="12.3cm" svg:y2="11.8cm">
          <text:p/>
        </draw:line>
        <draw:line draw:style-name="gr248" draw:text-style-name="P19" draw:layer="layout" svg:x1="12.3cm" svg:y1="11.8cm" svg:x2="6.8cm" svg:y2="11.8cm">
          <text:p/>
        </draw:line>
        <draw:line draw:style-name="gr249" draw:text-style-name="P19" draw:layer="layout" svg:x1="4.7cm" svg:y1="10.9cm" svg:x2="4.7cm" svg:y2="9cm">
          <text:p/>
        </draw:line>
        <draw:line draw:style-name="gr248" draw:text-style-name="P19" draw:layer="layout" svg:x1="4.7cm" svg:y1="6.5cm" svg:x2="4.7cm" svg:y2="4.5cm">
          <text:p/>
        </draw:line>
        <draw:frame draw:style-name="gr250" draw:text-style-name="P20" draw:layer="layout" svg:width="2.702cm" svg:height="2.682cm" svg:x="9.198cm" svg:y="16.318cm">
          <draw:image xlink:href="Pictures/10009BD70000149E00001476E1A5D1EBD93C6198.svg" xlink:type="simple" xlink:show="embed" xlink:actuate="onLoad">
            <text:p/>
          </draw:image>
          <draw:image xlink:href="Pictures/10000201000000C7000000C61B8A0463F0C512ED.png" xlink:type="simple" xlink:show="embed" xlink:actuate="onLoad"/>
        </draw:frame>
        <draw:frame draw:style-name="gr251" draw:text-style-name="P18" draw:layer="layout" svg:width="3.6cm" svg:height="1cm" svg:x="8.7cm" svg:y="19cm">
          <draw:text-box>
            <text:p>Application</text:p>
          </draw:text-box>
        </draw:frame>
        <draw:line draw:style-name="gr248" draw:text-style-name="P19" draw:layer="layout" svg:x1="10.5cm" svg:y1="15cm" svg:x2="6.8cm" svg:y2="15cm">
          <text:p/>
        </draw:line>
        <draw:line draw:style-name="gr248" draw:text-style-name="P19" draw:layer="layout" svg:x1="15.6cm" svg:y1="14.2cm" svg:x2="6.802cm" svg:y2="14.2cm">
          <text:p/>
        </draw:line>
        <draw:line draw:style-name="gr249" draw:text-style-name="P19" draw:layer="layout" svg:x1="10.5cm" svg:y1="15cm" svg:x2="10.5cm" svg:y2="16.1cm">
          <text:p/>
        </draw:line>
        <draw:line draw:style-name="gr249" draw:text-style-name="P19" draw:layer="layout" svg:x1="15.6cm" svg:y1="14.2cm" svg:x2="15.6cm" svg:y2="15.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ource Han Sans CN Regular" svg:font-family="'Source Han Sans CN Regular'" style:font-family-generic="system" style:font-pitch="variable"/>
    <style:font-face style:name="微软雅黑" svg:font-family="微软雅黑" style:font-family-generic="system" style:font-pitch="variable"/>
  </office:font-face-decls>
  <office:styles>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gradient draw:name="VRT_20_Light_20_Radial" draw:display-name="VRT Light Radial" draw:style="radial" draw:cx="50%" draw:cy="50%" draw:start-color="#0073bc" draw:end-color="#7fb9dd" draw:start-intensity="100%" draw:end-intensity="1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01T12:13:14.035055740</meta:creation-date>
    <dc:date>2017-02-01T12:48:18.351094744</dc:date>
    <meta:editing-duration>PT13M32S</meta:editing-duration>
    <meta:editing-cycles>2</meta:editing-cycles>
    <meta:generator>LibreOffice/5.2.3.3$Linux_X86_64 LibreOffice_project/20$Build-3</meta:generator>
    <meta:document-statistic meta:object-count="288"/>
  </office:meta>
</office:document-meta>
</file>